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Lines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Lines.A" style:family="table-column">
      <style:table-column-properties style:column-width="3cm" style:rel-column-width="11566*"/>
    </style:style>
    <style:style style:name="Lines.D" style:family="table-column">
      <style:table-column-properties style:column-width="4.999cm" style:rel-column-width="19270*"/>
    </style:style>
    <style:style style:name="Lines.E" style:family="table-column">
      <style:table-column-properties style:column-width="3cm" style:rel-column-width="11567*"/>
    </style:style>
    <style:style style:name="Lines.1" style:family="table-row">
      <style:table-row-properties fo:background-color="transparent" fo:keep-together="auto">
        <style:background-image/>
      </style:table-row-properties>
    </style:style>
    <style:style style:name="Lines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Lines.E1" style:family="table-cell">
      <style:table-cell-properties style:vertical-align="" fo:background-color="#cccccc" fo:padding="0.097cm" fo:border="0.05pt solid #000000" style:writing-mode="lr-tb">
        <style:background-image/>
      </style:table-cell-properties>
    </style:style>
    <style:style style:name="Lines.A2" style:family="table-cell">
      <style:table-cell-properties fo:padding="0.097cm" fo:border-left="0.05pt solid #000000" fo:border-right="0.05pt solid #000000" fo:border-top="none" fo:border-bottom="0.05pt solid #000000"/>
    </style:style>
    <style:style style:name="Lines.A3" style:family="table-cell">
      <style:table-cell-properties fo:padding="0.097cm" fo:border-left="0.05pt solid #000000" fo:border-right="none" fo:border-top="none" fo:border-bottom="0.05pt solid #000000"/>
    </style:style>
    <style:style style:name="Lines.B3" style:family="table-cell">
      <style:table-cell-properties fo:padding="0.097cm" fo:border-left="0.05pt solid #000000" fo:border-right="none" fo:border-top="none" fo:border-bottom="0.05pt solid #000000"/>
    </style:style>
    <style:style style:name="Lines.C3" style:family="table-cell">
      <style:table-cell-properties fo:padding="0.097cm" fo:border-left="0.05pt solid #000000" fo:border-right="none" fo:border-top="none" fo:border-bottom="0.05pt solid #000000"/>
    </style:style>
    <style:style style:name="Lines.D3" style:family="table-cell">
      <style:table-cell-properties fo:padding="0.097cm" fo:border-left="0.05pt solid #000000" fo:border-right="none" fo:border-top="none" fo:border-bottom="0.05pt solid #000000"/>
    </style:style>
    <style:style style:name="Lines.E3" style:family="table-cell">
      <style:table-cell-properties fo:padding="0.097cm" fo:border-left="0.05pt solid #000000" fo:border-right="0.05pt solid #000000" fo:border-top="none" fo:border-bottom="0.05pt solid #000000"/>
    </style:style>
    <style:style style:name="Lines.A4" style:family="table-cell">
      <style:table-cell-properties fo:padding="0.097cm" fo:border-left="0.05pt solid #000000" fo:border-right="0.05pt solid #000000" fo:border-top="none" fo:border-bottom="0.05pt solid #000000"/>
    </style:style>
    <style:style style:name="Lines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Lines.B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Lines.E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paragraph-rsid="001c9bde"/>
    </style:style>
    <style:style style:name="P3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6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1c9bde"/>
    </style:style>
    <style:style style:name="P8" style:family="paragraph" style:parent-style-name="Table_20_Heading">
      <style:text-properties style:font-name="Liberation Serif" fo:font-weight="bold" officeooo:rsid="001a0173" officeooo:paragraph-rsid="001a0173" style:font-size-asian="10.5pt" style:font-weight-asian="bold" style:font-weight-complex="bold"/>
    </style:style>
    <style:style style:name="P9" style:family="paragraph" style:parent-style-name="Table_20_Heading">
      <style:text-properties style:font-name="Liberation Serif" fo:font-weight="bold" officeooo:rsid="00290ab7" officeooo:paragraph-rsid="00290ab7" style:font-size-asian="10.5pt" style:font-weight-asian="bold" style:font-weight-complex="bold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  <style:text-properties officeooo:paragraph-rsid="00290ab7"/>
    </style:style>
    <style:style style:name="P12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c9bde"/>
    </style:style>
    <style:style style:name="T2" style:family="text">
      <style:text-properties officeooo:rsid="002fbb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tatement in objects"&gt;</text:placeholder></text:p>
      <text:p text:style-name="P3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7"><text:span text:style-name="T1">Draft </text:span>Statement</text:p>
      <text:p text:style-name="Standard"><text:placeholder text:placeholder-type="text">&lt;/when&gt;</text:placeholder></text:p>
      <text:p text:style-name="P2"><text:placeholder text:placeholder-type="text">&lt;when test="statement.state == 'canceled'"&gt;</text:placeholder></text:p>
      <text:p text:style-name="P7"><text:span text:style-name="T1">Canceled </text:span>Statement</text:p>
      <text:p text:style-name="P2"><text:placeholder text:placeholder-type="text">&lt;/when&gt;</text:placeholder></text:p>
      <text:p text:style-name="P2"><text:placeholder text:placeholder-type="text">&lt;otherwise&gt;</text:placeholder></text:p>
      <text:p text:style-name="P6">Statement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P5">Date: <text:placeholder text:placeholder-type="text">&lt;formatLang(statement.date, user.language)&gt;</text:placeholder></text:p>
      <text:p text:style-name="P5"><text:span text:style-name="T2">Account</text:span>: <text:placeholder text:placeholder-type="text">&lt;statement.journal.journal.rec_name&gt;</text:placeholder></text:p>
      <table:table table:name="Lines" table:style-name="Lines">
        <table:table-column table:style-name="Lines.A" table:number-columns-repeated="3"/>
        <table:table-column table:style-name="Lines.D"/>
        <table:table-column table:style-name="Lines.E"/>
        <table:table-header-rows>
          <table:table-row table:style-name="Lines.1">
            <table:table-cell table:style-name="Lines.A1" office:value-type="string">
              <text:p text:style-name="P9">Number</text:p>
            </table:table-cell>
            <table:table-cell table:style-name="Lines.A1" office:value-type="string">
              <text:p text:style-name="P8">Date</text:p>
            </table:table-cell>
            <table:table-cell table:style-name="Lines.A1" office:value-type="string">
              <text:p text:style-name="P8">Party</text:p>
            </table:table-cell>
            <table:table-cell table:style-name="Lines.A1" office:value-type="string">
              <text:p text:style-name="P8">Description</text:p>
            </table:table-cell>
            <table:table-cell table:style-name="Lines.E1" office:value-type="string">
              <text:p text:style-name="P8">Amount</text:p>
            </table:table-cell>
          </table:table-row>
        </table:table-header-rows>
        <table:table-row>
          <table:table-cell table:style-name="Lines.A2" table:number-columns-spanned="5" office:value-type="string">
            <text:p text:style-name="P13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3" office:value-type="string">
            <text:p text:style-name="P15"><text:placeholder text:placeholder-type="text">&lt;line.number&gt;</text:placeholder></text:p>
          </table:table-cell>
          <table:table-cell table:style-name="Lines.B3" office:value-type="string">
            <text:p text:style-name="P15"><text:placeholder text:placeholder-type="text">&lt;formatLang(line.date, user.language)&gt;</text:placeholder></text:p>
          </table:table-cell>
          <table:table-cell table:style-name="Lines.C3" office:value-type="string">
            <text:p text:style-name="P13"><text:placeholder text:placeholder-type="text">&lt;line.party.rec_name&gt;</text:placeholder></text:p>
          </table:table-cell>
          <table:table-cell table:style-name="Lines.D3" office:value-type="string">
            <text:p text:style-name="P13"><text:placeholder text:placeholder-type="text">&lt;for each="description in line.descriptions"&gt;</text:placeholder></text:p>
            <text:p text:style-name="P13"><text:placeholder text:placeholder-type="text">&lt;description&gt;</text:placeholder></text:p>
            <text:p text:style-name="P13"><text:placeholder text:placeholder-type="text">&lt;/for&gt;</text:placeholder></text:p>
          </table:table-cell>
          <table:table-cell table:style-name="Lines.E3" office:value-type="string">
            <text:p text:style-name="P14"><text:placeholder text:placeholder-type="text">&lt;formatLang(line.amount, user.language, currency=statement.journal.currency) &gt;</text:placeholder></text:p>
          </table:table-cell>
        </table:table-row>
        <table:table-row>
          <table:table-cell table:style-name="Lines.A4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5" office:value-type="string">
            <text:p text:style-name="P11"># <text:placeholder text:placeholder-type="text">&lt;formatLang(len(list(statement.grouped_lines)), user.language, digits=0)&gt;</text:placeholder></text:p>
          </table:table-cell>
          <table:table-cell table:style-name="Lines.B5" table:number-columns-spanned="3" office:value-type="string">
            <text:p text:style-name="P12">Total</text:p>
          </table:table-cell>
          <table:covered-table-cell/>
          <table:covered-table-cell/>
          <table:table-cell table:style-name="Lines.E5" office:value-type="string">
            <text:p text:style-name="P10"><text:placeholder text:placeholder-type="text">&lt;formatLang(sum(l.amount for l in statement.lines), user.language, currency=statement.journal.currency)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2.6.3$Linux_X86_64 LibreOffice_project/420m0$Build-3</meta:generator>
    <meta:editing-duration>P0D</meta:editing-duration>
    <meta:editing-cycles>1</meta:editing-cycles>
    <meta:document-statistic meta:table-count="1" meta:image-count="0" meta:object-count="0" meta:page-count="2" meta:paragraph-count="32" meta:word-count="65" meta:character-count="784" meta:non-whitespace-character-count="751"/>
  </office:meta>
</office:document-meta>
</file>